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2c4f0" officeooo:paragraph-rsid="00370b2f"/>
    </style:style>
    <style:style style:name="P2" style:family="paragraph" style:parent-style-name="Heading_20_2">
      <style:text-properties officeooo:paragraph-rsid="00370b2f"/>
    </style:style>
    <style:style style:name="P3" style:family="paragraph" style:parent-style-name="Heading_20_3">
      <style:text-properties officeooo:paragraph-rsid="00370b2f"/>
    </style:style>
    <style:style style:name="P4" style:family="paragraph" style:parent-style-name="Heading_20_1" style:master-page-name="Right_20_Page">
      <style:paragraph-properties style:page-number="auto"/>
      <style:text-properties officeooo:rsid="0032c4f0" officeooo:paragraph-rsid="00370b2f"/>
    </style:style>
    <style:style style:name="P5" style:family="paragraph" style:parent-style-name="Text_20_body">
      <style:text-properties officeooo:rsid="0032c4f0" officeooo:paragraph-rsid="0038a2fd"/>
    </style:style>
    <style:style style:name="T1" style:family="text">
      <style:text-properties officeooo:rsid="001f1ef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Sundown</text:h>
      <text:p text:style-name="P2">(<text:span text:style-name="T1">Gordon Lightfoot</text:span>)</text:p>
      <text:p text:style-name="P3">[VERSE 1]</text:p>
      <text:p text:style-name="P1">D <text:s text:c="26"/></text:p>
      <text:p text:style-name="P1">I can see her lying back in her satin dress</text:p>
      <text:p text:style-name="P1"><text:s text:c="5"/>A7 <text:s text:c="22"/>D</text:p>
      <text:p text:style-name="P1">In a room where ya do what ya don't confess</text:p>
      <text:p text:style-name="P1"><text:s text:c="11"/>G</text:p>
      <text:p text:style-name="P1">Sundown ya better take care</text:p>
      <text:p text:style-name="P1"><text:s text:c="5"/>C <text:s text:c="27"/>D</text:p>
      <text:p text:style-name="P1">If I find you bin creeping 'round my back stairs</text:p>
      <text:p text:style-name="P1"><text:s text:c="11"/>G <text:s text:c="16"/></text:p>
      <text:p text:style-name="P1">Sundown ya better take care</text:p>
      <text:p text:style-name="P1"><text:s text:c="5"/>C <text:s text:c="27"/>D</text:p>
      <text:p text:style-name="P1">If I find you bin creeping 'round my back stairs</text:p>
      <text:p text:style-name="P1">D <text:s text:c="29"/></text:p>
      <text:p text:style-name="P1">She's bin looking like a queen in a sailor's dream</text:p>
      <text:p text:style-name="P1"><text:s text:c="8"/>A7 <text:s text:c="23"/>D</text:p>
      <text:p text:style-name="P1">And she don't always say what she really means</text:p>
      <text:p text:style-name="P3">[CHORUS]</text:p>
      <text:p text:style-name="P1"><text:s text:c="12"/>G <text:s text:c="9"/></text:p>
      <text:p text:style-name="P1">Sometimes I think it's a shame</text:p>
      <text:p text:style-name="P1"><text:s text:c="7"/>C <text:s text:c="26"/>D</text:p>
      <text:p text:style-name="P1">When I get feeling better when I'm feeling no pain</text:p>
      <text:p text:style-name="P1"><text:s text:c="12"/>G</text:p>
      <text:p text:style-name="P1">Sometimes I think it's a shame</text:p>
      <text:p text:style-name="P1"><text:s text:c="7"/>C <text:s text:c="26"/>D</text:p>
      <text:p text:style-name="P1">When I get feeling better when I'm feeling no pain</text:p>
      <text:p text:style-name="P3">[VERSE 2]</text:p>
      <text:p text:style-name="P1">D <text:s text:c="23"/></text:p>
      <text:p text:style-name="P1">I can picture every move that a man could make</text:p>
      <text:p text:style-name="P1"><text:s text:c="8"/>A7 <text:s text:c="24"/>D</text:p>
      <text:p text:style-name="P1">Getting lost in her loving is your first mistake</text:p>
      <text:p text:style-name="P1"><text:s text:c="11"/>G</text:p>
      <text:p text:style-name="P1">Sundown ya better take care</text:p>
      <text:p text:style-name="P1"><text:soft-page-break/><text:s text:c="5"/>C <text:s text:c="27"/>D</text:p>
      <text:p text:style-name="P1">If I find you bin creeping 'round my back stairs</text:p>
      <text:p text:style-name="P1"><text:s text:c="12"/>G <text:s text:c="8"/></text:p>
      <text:p text:style-name="P1">Sometimes I think it's a sin</text:p>
      <text:p text:style-name="P5"><text:s text:c="7"/>C <text:s text:c="29"/>D</text:p>
      <text:p text:style-name="P5">When I feel like I'm winning when I'm losing again</text:p>
      <text:p text:style-name="P3">[VERSE 3]</text:p>
      <text:p text:style-name="P1">D <text:s text:c="8"/></text:p>
      <text:p text:style-name="P1">I can see her looking fast in her faded jeans</text:p>
      <text:p text:style-name="P1"><text:s text:c="8"/>A7 <text:s text:c="23"/>D</text:p>
      <text:p text:style-name="P1">She's a hard loving woman, got me feeling mean</text:p>
      <text:p text:style-name="P3">[CHORUS]</text:p>
      <text:p text:style-name="P1"><text:s text:c="12"/>G <text:s text:c="4"/></text:p>
      <text:p text:style-name="P1">Sometimes I think it's a shame</text:p>
      <text:p text:style-name="P5"><text:s text:c="7"/>C <text:s text:c="26"/>D</text:p>
      <text:p text:style-name="P5">When I get feeling better when I'm feeling no pain</text:p>
      <text:p text:style-name="P1"><text:s text:c="11"/>G</text:p>
      <text:p text:style-name="P1">Sundown ya better take care</text:p>
      <text:p text:style-name="P1"><text:s text:c="5"/>C <text:s text:c="27"/>D</text:p>
      <text:p text:style-name="P1">If I find you bin creeping 'round my back stairs</text:p>
      <text:p text:style-name="P1"><text:s text:c="11"/>G</text:p>
      <text:p text:style-name="P1">Sundown ya better take care</text:p>
      <text:p text:style-name="P1"><text:s text:c="5"/>C <text:s text:c="27"/>D</text:p>
      <text:p text:style-name="P1">If I find you bin creeping 'round my back stairs</text:p>
      <text:p text:style-name="P1"><text:s text:c="12"/>G</text:p>
      <text:p text:style-name="P1">Sometimes I think it's a sin</text:p>
      <text:p text:style-name="P5"><text:s text:c="7"/>C <text:s text:c="29"/>D</text:p>
      <text:p text:style-name="P5">When I feel like I'm winning when I'm losing aga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7H18M17S</meta:editing-duration>
    <meta:editing-cycles>38</meta:editing-cycles>
    <meta:generator>LibreOffice/5.3.6.1$MacOSX_X86_64 LibreOffice_project/686f202eff87ef707079aeb7f485847613344eb7</meta:generator>
    <dc:title>Lyrics + Chords</dc:title>
    <dc:date>2017-11-03T15:51:22.050870000</dc:date>
    <meta:print-date>2017-04-03T12:23:29.985893000</meta:print-date>
    <meta:document-statistic meta:table-count="0" meta:image-count="0" meta:object-count="0" meta:page-count="2" meta:paragraph-count="63" meta:word-count="285" meta:character-count="1964" meta:non-whitespace-character-count="1044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